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67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10.821cm"/>
    </style:style>
    <style:style style:name="co4" style:family="table-column">
      <style:table-column-properties fo:break-before="auto" style:column-width="0.482cm"/>
    </style:style>
    <style:style style:name="co5" style:family="table-column">
      <style:table-column-properties fo:break-before="auto" style:column-width="2.748cm"/>
    </style:style>
    <style:style style:name="co6" style:family="table-column">
      <style:table-column-properties fo:break-before="auto" style:column-width="8.437cm"/>
    </style:style>
    <style:style style:name="co7" style:family="table-column">
      <style:table-column-properties fo:break-before="auto" style:column-width="4.872cm"/>
    </style:style>
    <style:style style:name="co8" style:family="table-column">
      <style:table-column-properties fo:break-before="auto" style:column-width="5.085cm"/>
    </style:style>
    <style:style style:name="co9" style:family="table-column">
      <style:table-column-properties fo:break-before="auto" style:column-width="9.78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tem</text:p>
          </table:table-cell>
          <table:table-cell office:value-type="string">
            <text:p>main form</text:p>
          </table:table-cell>
          <table:table-cell office:value-type="string">
            <text:p>forms</text:p>
          </table:table-cell>
          <table:table-cell office:value-type="string">
            <text:p>n</text:p>
          </table:table-cell>
          <table:table-cell office:value-type="string">
            <text:p>C-value</text:p>
          </table:table-cell>
          <table:table-cell office:value-type="string">
            <text:p>tfidf (number of occ x inverse documents frequency)</text:p>
          </table:table-cell>
          <table:table-cell office:value-type="string">
            <text:p>Specificity</text:p>
          </table:table-cell>
          <table:table-cell office:value-type="string">
            <text:p>Total number of Occurrences</text:p>
          </table:table-cell>
          <table:table-cell office:value-type="string">
            <text:p>Total number of Cooccurrenes</text:p>
          </table:table-cell>
          <table:table-cell office:value-type="string">
            <text:p>sort (type "x" to keep the word for indexation, "w" to delete it)</text:p>
          </table:table-cell>
        </table:table-row>
        <table:table-row table:style-name="ro1">
          <table:table-cell table:number-columns-repeated="2" office:value-type="string">
            <text:p>land use</text:p>
          </table:table-cell>
          <table:table-cell office:value-type="string">
            <text:p>land use|&amp;|Land use|&amp;|land uses</text:p>
          </table:table-cell>
          <table:table-cell office:value-type="float" office:value="2">
            <text:p>2</text:p>
          </table:table-cell>
          <table:table-cell office:value-type="float" office:value="20.4573118929">
            <text:p>20,4573118929</text:p>
          </table:table-cell>
          <table:table-cell office:value-type="float" office:value="26.9487248213">
            <text:p>26,9487248213</text:p>
          </table:table-cell>
          <table:table-cell office:value-type="float" office:value="27.3716652484">
            <text:p>27,371665248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network road</text:p>
          </table:table-cell>
          <table:table-cell office:value-type="string">
            <text:p>road network</text:p>
          </table:table-cell>
          <table:table-cell office:value-type="string">
            <text:p>road network|&amp;|road networks</text:p>
          </table:table-cell>
          <table:table-cell office:value-type="float" office:value="2">
            <text:p>2</text:p>
          </table:table-cell>
          <table:table-cell office:value-type="float" office:value="20.4573118929">
            <text:p>20,4573118929</text:p>
          </table:table-cell>
          <table:table-cell office:value-type="float" office:value="36.5637356556">
            <text:p>36,5637356556</text:p>
          </table:table-cell>
          <table:table-cell office:value-type="float" office:value="26.1296755631">
            <text:p>26,1296755631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network transport</text:p>
          </table:table-cell>
          <table:table-cell office:value-type="string">
            <text:p>transport networks</text:p>
          </table:table-cell>
          <table:table-cell office:value-type="string">
            <text:p>transport networks|&amp;|transport network|&amp;|Transport networks</text:p>
          </table:table-cell>
          <table:table-cell office:value-type="float" office:value="2">
            <text:p>2</text:p>
          </table:table-cell>
          <table:table-cell office:value-type="float" office:value="9.44183625827">
            <text:p>9,4418362583</text:p>
          </table:table-cell>
          <table:table-cell office:value-type="float" office:value="18.9824551762">
            <text:p>18,9824551762</text:p>
          </table:table-cell>
          <table:table-cell office:value-type="float" office:value="91.5975089207">
            <text:p>91,5975089207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owth urban</text:p>
          </table:table-cell>
          <table:table-cell office:value-type="string">
            <text:p>urban growth</text:p>
          </table:table-cell>
          <table:table-cell office:value-type="string">
            <text:p>urban growth|&amp;|Urban growth</text:p>
          </table:table-cell>
          <table:table-cell office:value-type="float" office:value="2">
            <text:p>2</text:p>
          </table:table-cell>
          <table:table-cell office:value-type="float" office:value="9.44183625827">
            <text:p>9,4418362583</text:p>
          </table:table-cell>
          <table:table-cell office:value-type="float" office:value="21.6987021987">
            <text:p>21,6987021987</text:p>
          </table:table-cell>
          <table:table-cell office:value-type="float" office:value="60.3949448396">
            <text:p>60,394944839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density population</text:p>
          </table:table-cell>
          <table:table-cell office:value-type="string">
            <text:p>population density</text:p>
          </table:table-cell>
          <table:table-cell office:value-type="string">
            <text:p>population density|&amp;|density of population</text:p>
          </table:table-cell>
          <table:table-cell office:value-type="float" office:value="2">
            <text:p>2</text:p>
          </table:table-cell>
          <table:table-cell office:value-type="float" office:value="9.44183625827">
            <text:p>9,4418362583</text:p>
          </table:table-cell>
          <table:table-cell office:value-type="float" office:value="21.6987021987">
            <text:p>21,6987021987</text:p>
          </table:table-cell>
          <table:table-cell office:value-type="float" office:value="98.3869543614">
            <text:p>98,38695436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 office:value-type="string">
            <text:p>growth model</text:p>
          </table:table-cell>
          <table:table-cell office:value-type="string">
            <text:p>growth model|&amp;|growth models</text:p>
          </table:table-cell>
          <table:table-cell office:value-type="float" office:value="2">
            <text:p>2</text:p>
          </table:table-cell>
          <table:table-cell office:value-type="float" office:value="7.86819688189">
            <text:p>7,8681968819</text:p>
          </table:table-cell>
          <table:table-cell office:value-type="float" office:value="18.0822518323">
            <text:p>18,0822518323</text:p>
          </table:table-cell>
          <table:table-cell office:value-type="float" office:value="18.3842455757">
            <text:p>18,3842455757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owth network</text:p>
          </table:table-cell>
          <table:table-cell table:number-columns-repeated="2" office:value-type="string">
            <text:p>network growth</text:p>
          </table:table-cell>
          <table:table-cell office:value-type="float" office:value="2">
            <text:p>2</text:p>
          </table:table-cell>
          <table:table-cell office:value-type="float" office:value="6.29455750551">
            <text:p>6,2945575055</text:p>
          </table:table-cell>
          <table:table-cell office:value-type="float" office:value="12.6549701175">
            <text:p>12,6549701175</text:p>
          </table:table-cell>
          <table:table-cell office:value-type="float" office:value="10.5831056509">
            <text:p>10,5831056509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form urban</text:p>
          </table:table-cell>
          <table:table-cell office:value-type="string">
            <text:p>urban form</text:p>
          </table:table-cell>
          <table:table-cell office:value-type="string">
            <text:p>urban form|&amp;|urban forms</text:p>
          </table:table-cell>
          <table:table-cell office:value-type="float" office:value="2">
            <text:p>2</text:p>
          </table:table-cell>
          <table:table-cell office:value-type="float" office:value="6.29455750551">
            <text:p>6,2945575055</text:p>
          </table:table-cell>
          <table:table-cell office:value-type="float" office:value="14.4658014658">
            <text:p>14,4658014658</text:p>
          </table:table-cell>
          <table:table-cell office:value-type="float" office:value="19.4444368354">
            <text:p>19,4444368354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flow traffic</text:p>
          </table:table-cell>
          <table:table-cell office:value-type="string">
            <text:p>traffic flow</text:p>
          </table:table-cell>
          <table:table-cell office:value-type="string">
            <text:p>traffic flow|&amp;|traffic flows</text:p>
          </table:table-cell>
          <table:table-cell office:value-type="float" office:value="2">
            <text:p>2</text:p>
          </table:table-cell>
          <table:table-cell office:value-type="float" office:value="6.29455750551">
            <text:p>6,2945575055</text:p>
          </table:table-cell>
          <table:table-cell office:value-type="float" office:value="14.4658014658">
            <text:p>14,4658014658</text:p>
          </table:table-cell>
          <table:table-cell office:value-type="float" office:value="6.31625864152">
            <text:p>6,3162586415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omplex network</text:p>
          </table:table-cell>
          <table:table-cell office:value-type="string">
            <text:p>complex networks</text:p>
          </table:table-cell>
          <table:table-cell office:value-type="string">
            <text:p>complex networks|&amp;|Complex networks</text:p>
          </table:table-cell>
          <table:table-cell office:value-type="float" office:value="2">
            <text:p>2</text:p>
          </table:table-cell>
          <table:table-cell office:value-type="float" office:value="6.29455750551">
            <text:p>6,2945575055</text:p>
          </table:table-cell>
          <table:table-cell office:value-type="float" office:value="17.0180249053">
            <text:p>17,0180249053</text:p>
          </table:table-cell>
          <table:table-cell office:value-type="float" office:value="20.2162020441">
            <text:p>20,216202044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hange land use</text:p>
          </table:table-cell>
          <table:table-cell office:value-type="string">
            <text:p>changes in land use</text:p>
          </table:table-cell>
          <table:table-cell office:value-type="string">
            <text:p>changes in land use|&amp;|land use change</text:p>
          </table:table-cell>
          <table:table-cell office:value-type="float" office:value="4">
            <text:p>4</text:p>
          </table:table-cell>
          <table:table-cell office:value-type="float" office:value="5.95713542369">
            <text:p>5,9571354237</text:p>
          </table:table-cell>
          <table:table-cell office:value-type="float" office:value="14.7202185144">
            <text:p>14,7202185144</text:p>
          </table:table-cell>
          <table:table-cell office:value-type="float" office:value="41.1921512335">
            <text:p>41,192151233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land network road use</text:p>
          </table:table-cell>
          <table:table-cell office:value-type="string">
            <text:p>land use and road networks</text:p>
          </table:table-cell>
          <table:table-cell office:value-type="string">
            <text:p>land use and road networks|&amp;|land use and road network</text:p>
          </table:table-cell>
          <table:table-cell office:value-type="float" office:value="5">
            <text:p>5</text:p>
          </table:table-cell>
          <table:table-cell office:value-type="float" office:value="5.95713542369">
            <text:p>5,9571354237</text:p>
          </table:table-cell>
          <table:table-cell office:value-type="float" office:value="14.7202185144">
            <text:p>14,7202185144</text:p>
          </table:table-cell>
          <table:table-cell office:value-type="float" office:value="8.1831736419">
            <text:p>8,1831736419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network transportation</text:p>
          </table:table-cell>
          <table:table-cell office:value-type="string">
            <text:p>transportation networks</text:p>
          </table:table-cell>
          <table:table-cell office:value-type="string">
            <text:p>transportation networks|&amp;|transportation network</text:p>
          </table:table-cell>
          <table:table-cell office:value-type="float" office:value="2">
            <text:p>2</text:p>
          </table:table-cell>
          <table:table-cell office:value-type="float" office:value="4.72091812914">
            <text:p>4,7209181291</text:p>
          </table:table-cell>
          <table:table-cell office:value-type="float" office:value="10.8493510994">
            <text:p>10,8493510994</text:p>
          </table:table-cell>
          <table:table-cell office:value-type="float" office:value="55.5094300371">
            <text:p>55,509430037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ystem transportation</text:p>
          </table:table-cell>
          <table:table-cell office:value-type="string">
            <text:p>transportation systems</text:p>
          </table:table-cell>
          <table:table-cell office:value-type="string">
            <text:p>transportation systems|&amp;|transportation system</text:p>
          </table:table-cell>
          <table:table-cell office:value-type="float" office:value="2">
            <text:p>2</text:p>
          </table:table-cell>
          <table:table-cell office:value-type="float" office:value="4.72091812914">
            <text:p>4,7209181291</text:p>
          </table:table-cell>
          <table:table-cell office:value-type="float" office:value="10.8493510994">
            <text:p>10,8493510994</text:p>
          </table:table-cell>
          <table:table-cell office:value-type="float" office:value="19.7773500211">
            <text:p>19,777350021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interaction transport</text:p>
          </table:table-cell>
          <table:table-cell office:value-type="string">
            <text:p>transport interactions</text:p>
          </table:table-cell>
          <table:table-cell office:value-type="string">
            <text:p>transport interactions|&amp;|transport interaction</text:p>
          </table:table-cell>
          <table:table-cell office:value-type="float" office:value="2">
            <text:p>2</text:p>
          </table:table-cell>
          <table:table-cell office:value-type="float" office:value="4.72091812914">
            <text:p>4,7209181291</text:p>
          </table:table-cell>
          <table:table-cell office:value-type="float" office:value="10.8493510994">
            <text:p>10,8493510994</text:p>
          </table:table-cell>
          <table:table-cell office:value-type="float" office:value="53.8345001497">
            <text:p>53,834500149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development land</text:p>
          </table:table-cell>
          <table:table-cell office:value-type="string">
            <text:p>land development</text:p>
          </table:table-cell>
          <table:table-cell office:value-type="string">
            <text:p>land development|&amp;|Land development</text:p>
          </table:table-cell>
          <table:table-cell office:value-type="float" office:value="2">
            <text:p>2</text:p>
          </table:table-cell>
          <table:table-cell office:value-type="float" office:value="4.72091812914">
            <text:p>4,7209181291</text:p>
          </table:table-cell>
          <table:table-cell office:value-type="float" office:value="10.8493510994">
            <text:p>10,8493510994</text:p>
          </table:table-cell>
          <table:table-cell office:value-type="float" office:value="19.9591902041">
            <text:p>19,959190204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nalysis statistical</text:p>
          </table:table-cell>
          <table:table-cell office:value-type="string">
            <text:p>statistical analyses</text:p>
          </table:table-cell>
          <table:table-cell office:value-type="string">
            <text:p>statistical analyses|&amp;|statistical analysis</text:p>
          </table:table-cell>
          <table:table-cell office:value-type="float" office:value="2">
            <text:p>2</text:p>
          </table:table-cell>
          <table:table-cell office:value-type="float" office:value="4.72091812914">
            <text:p>4,7209181291</text:p>
          </table:table-cell>
          <table:table-cell office:value-type="float" office:value="10.8493510994">
            <text:p>10,8493510994</text:p>
          </table:table-cell>
          <table:table-cell office:value-type="float" office:value="12.4990645089">
            <text:p>12,4990645089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odel simple</text:p>
          </table:table-cell>
          <table:table-cell table:number-columns-repeated="2" office:value-type="string">
            <text:p>simple model</text:p>
          </table:table-cell>
          <table:table-cell office:value-type="float" office:value="2">
            <text:p>2</text:p>
          </table:table-cell>
          <table:table-cell office:value-type="float" office:value="4.72091812914">
            <text:p>4,7209181291</text:p>
          </table:table-cell>
          <table:table-cell office:value-type="float" office:value="12.763518679">
            <text:p>12,763518679</text:p>
          </table:table-cell>
          <table:table-cell office:value-type="float" office:value="146.647773562">
            <text:p>146,64777356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 office:value-type="string">
            <text:p>activity location</text:p>
          </table:table-cell>
          <table:table-cell office:value-type="string">
            <text:p>activity location|&amp;|activity locations|&amp;|location of the activities</text:p>
          </table:table-cell>
          <table:table-cell office:value-type="float" office:value="2">
            <text:p>2</text:p>
          </table:table-cell>
          <table:table-cell office:value-type="float" office:value="4.72091812914">
            <text:p>4,7209181291</text:p>
          </table:table-cell>
          <table:table-cell office:value-type="float" office:value="12.763518679">
            <text:p>12,763518679</text:p>
          </table:table-cell>
          <table:table-cell office:value-type="float" office:value="88.2946827146">
            <text:p>88,294682714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odel network</text:p>
          </table:table-cell>
          <table:table-cell office:value-type="string">
            <text:p>network model</text:p>
          </table:table-cell>
          <table:table-cell office:value-type="string">
            <text:p>network model|&amp;|network models</text:p>
          </table:table-cell>
          <table:table-cell office:value-type="float" office:value="2">
            <text:p>2</text:p>
          </table:table-cell>
          <table:table-cell office:value-type="float" office:value="4.72091812914">
            <text:p>4,7209181291</text:p>
          </table:table-cell>
          <table:table-cell office:value-type="float" office:value="12.763518679">
            <text:p>12,763518679</text:p>
          </table:table-cell>
          <table:table-cell office:value-type="float" office:value="14.4126692538">
            <text:p>14,4126692538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orphogenesis urban</text:p>
          </table:table-cell>
          <table:table-cell table:number-columns-repeated="2" office:value-type="string">
            <text:p>urban morphogenesis</text:p>
          </table:table-cell>
          <table:table-cell office:value-type="float" office:value="2">
            <text:p>2</text:p>
          </table:table-cell>
          <table:table-cell office:value-type="float" office:value="4.72091812914">
            <text:p>4,7209181291</text:p>
          </table:table-cell>
          <table:table-cell office:value-type="float" office:value="12.763518679">
            <text:p>12,763518679</text:p>
          </table:table-cell>
          <table:table-cell office:value-type="float" office:value="83.8524676775">
            <text:p>83,85246767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owth population</text:p>
          </table:table-cell>
          <table:table-cell table:number-columns-repeated="2" office:value-type="string">
            <text:p>population growth</text:p>
          </table:table-cell>
          <table:table-cell office:value-type="float" office:value="2">
            <text:p>2</text:p>
          </table:table-cell>
          <table:table-cell office:value-type="float" office:value="4.72091812914">
            <text:p>4,7209181291</text:p>
          </table:table-cell>
          <table:table-cell office:value-type="float" office:value="16.0358097698">
            <text:p>16,0358097698</text:p>
          </table:table-cell>
          <table:table-cell office:value-type="float" office:value="4.913724473">
            <text:p>4,91372447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owth model network</text:p>
          </table:table-cell>
          <table:table-cell office:value-type="string">
            <text:p>network growth model</text:p>
          </table:table-cell>
          <table:table-cell office:value-type="string">
            <text:p>network growth model|&amp;|network growth models</text:p>
          </table:table-cell>
          <table:table-cell office:value-type="float" office:value="3">
            <text:p>3</text:p>
          </table:table-cell>
          <table:table-cell office:value-type="float" office:value="3.9714236158">
            <text:p>3,9714236158</text:p>
          </table:table-cell>
          <table:table-cell office:value-type="float" office:value="9.81347900957">
            <text:p>9,8134790096</text:p>
          </table:table-cell>
          <table:table-cell office:value-type="float" office:value="6.71752398936">
            <text:p>6,7175239894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volution network road</text:p>
          </table:table-cell>
          <table:table-cell office:value-type="string">
            <text:p>evolution of the road network</text:p>
          </table:table-cell>
          <table:table-cell office:value-type="string">
            <text:p>evolution of the road network|&amp;|evolution of road networks</text:p>
          </table:table-cell>
          <table:table-cell office:value-type="float" office:value="5">
            <text:p>5</text:p>
          </table:table-cell>
          <table:table-cell office:value-type="float" office:value="3.9714236158">
            <text:p>3,9714236158</text:p>
          </table:table-cell>
          <table:table-cell office:value-type="float" office:value="9.81347900957">
            <text:p>9,8134790096</text:p>
          </table:table-cell>
          <table:table-cell office:value-type="float" office:value="11.6491409733">
            <text:p>11,649140973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owth network transportation</text:p>
          </table:table-cell>
          <table:table-cell office:value-type="string">
            <text:p>transportation network growth</text:p>
          </table:table-cell>
          <table:table-cell office:value-type="string">
            <text:p>transportation network growth|&amp;|growth of transportation networks</text:p>
          </table:table-cell>
          <table:table-cell office:value-type="float" office:value="3">
            <text:p>3</text:p>
          </table:table-cell>
          <table:table-cell office:value-type="float" office:value="3.9714236158">
            <text:p>3,9714236158</text:p>
          </table:table-cell>
          <table:table-cell office:value-type="float" office:value="9.81347900957">
            <text:p>9,8134790096</text:p>
          </table:table-cell>
          <table:table-cell office:value-type="float" office:value="34.7405046519">
            <text:p>34,740504651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ctivity economic location</text:p>
          </table:table-cell>
          <table:table-cell office:value-type="string">
            <text:p>location of economic activity</text:p>
          </table:table-cell>
          <table:table-cell office:value-type="string">
            <text:p>location of economic activity|&amp;|economic activity location</text:p>
          </table:table-cell>
          <table:table-cell office:value-type="float" office:value="4">
            <text:p>4</text:p>
          </table:table-cell>
          <table:table-cell office:value-type="float" office:value="3.9714236158">
            <text:p>3,9714236158</text:p>
          </table:table-cell>
          <table:table-cell office:value-type="float" office:value="9.81347900957">
            <text:p>9,8134790096</text:p>
          </table:table-cell>
          <table:table-cell office:value-type="float" office:value="70.2328096044">
            <text:p>70,232809604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pproach complex network</text:p>
          </table:table-cell>
          <table:table-cell table:number-columns-repeated="2" office:value-type="string">
            <text:p>complex network approach</text:p>
          </table:table-cell>
          <table:table-cell office:value-type="float" office:value="3">
            <text:p>3</text:p>
          </table:table-cell>
          <table:table-cell office:value-type="float" office:value="3.9714236158">
            <text:p>3,9714236158</text:p>
          </table:table-cell>
          <table:table-cell office:value-type="float" office:value="12.5662600917">
            <text:p>12,5662600917</text:p>
          </table:table-cell>
          <table:table-cell office:value-type="float" office:value="92.6131429783">
            <text:p>92,613142978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o-evolution land use</text:p>
          </table:table-cell>
          <table:table-cell table:number-columns-repeated="2" office:value-type="string">
            <text:p>co-evolution of land use</text:p>
          </table:table-cell>
          <table:table-cell office:value-type="float" office:value="4">
            <text:p>4</text:p>
          </table:table-cell>
          <table:table-cell office:value-type="float" office:value="3.9714236158">
            <text:p>3,9714236158</text:p>
          </table:table-cell>
          <table:table-cell office:value-type="float" office:value="12.5662600917">
            <text:p>12,5662600917</text:p>
          </table:table-cell>
          <table:table-cell office:value-type="float" office:value="38.5728350044">
            <text:p>38,572835004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owth transportation urban</text:p>
          </table:table-cell>
          <table:table-cell office:value-type="string">
            <text:p>Urban growth and transportation</text:p>
          </table:table-cell>
          <table:table-cell office:value-type="string">
            <text:p>Urban growth and transportation|&amp;|urban growth and transportation</text:p>
          </table:table-cell>
          <table:table-cell office:value-type="float" office:value="4">
            <text:p>4</text:p>
          </table:table-cell>
          <table:table-cell office:value-type="float" office:value="3.9714236158">
            <text:p>3,9714236158</text:p>
          </table:table-cell>
          <table:table-cell office:value-type="float" office:value="12.5662600917">
            <text:p>12,5662600917</text:p>
          </table:table-cell>
          <table:table-cell office:value-type="float" office:value="41.1996313512">
            <text:p>41,19963135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network street urban</text:p>
          </table:table-cell>
          <table:table-cell office:value-type="string">
            <text:p>urban street network</text:p>
          </table:table-cell>
          <table:table-cell office:value-type="string">
            <text:p>urban street network|&amp;|urban street networks</text:p>
          </table:table-cell>
          <table:table-cell office:value-type="float" office:value="3">
            <text:p>3</text:p>
          </table:table-cell>
          <table:table-cell office:value-type="float" office:value="3.9714236158">
            <text:p>3,9714236158</text:p>
          </table:table-cell>
          <table:table-cell office:value-type="float" office:value="12.5662600917">
            <text:p>12,5662600917</text:p>
          </table:table-cell>
          <table:table-cell office:value-type="float" office:value="4.913724473">
            <text:p>4,91372447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rail station surface</text:p>
          </table:table-cell>
          <table:table-cell table:number-columns-repeated="2" office:value-type="string">
            <text:p>surface rail stations</text:p>
          </table:table-cell>
          <table:table-cell office:value-type="float" office:value="3">
            <text:p>3</text:p>
          </table:table-cell>
          <table:table-cell office:value-type="float" office:value="3.9714236158">
            <text:p>3,9714236158</text:p>
          </table:table-cell>
          <table:table-cell office:value-type="float" office:value="12.5662600917">
            <text:p>12,5662600917</text:p>
          </table:table-cell>
          <table:table-cell office:value-type="float" office:value="72.6763938035">
            <text:p>72,676393803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tructure urban</text:p>
          </table:table-cell>
          <table:table-cell table:number-columns-repeated="2" office:value-type="string">
            <text:p>urban structure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19.1824359195">
            <text:p>19,1824359195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3" office:value-type="string">
            <text:p>network science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6.71752398936">
            <text:p>6,7175239894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3" office:value-type="string">
            <text:p>city formation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99.8926174809">
            <text:p>99,892617480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datum panel</text:p>
          </table:table-cell>
          <table:table-cell table:number-columns-repeated="2" office:value-type="string">
            <text:p>panel data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72.6763938035">
            <text:p>72,676393803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rt state</text:p>
          </table:table-cell>
          <table:table-cell table:number-columns-repeated="2" office:value-type="string">
            <text:p>state of the art</text:p>
          </table:table-cell>
          <table:table-cell office:value-type="float" office:value="4">
            <text:p>4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46.0430877848">
            <text:p>46,043087784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odel such</text:p>
          </table:table-cell>
          <table:table-cell office:value-type="string">
            <text:p>such models</text:p>
          </table:table-cell>
          <table:table-cell office:value-type="string">
            <text:p>such models|&amp;|models such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151.283992064">
            <text:p>151,28399206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owth mechanism</text:p>
          </table:table-cell>
          <table:table-cell office:value-type="string">
            <text:p>growth mechanisms</text:p>
          </table:table-cell>
          <table:table-cell office:value-type="string">
            <text:p>growth mechanisms|&amp;|growth mechanism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6.71752398936">
            <text:p>6,7175239894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odel simulation</text:p>
          </table:table-cell>
          <table:table-cell table:number-columns-repeated="2" office:value-type="string">
            <text:p>simulation model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43.6089184651">
            <text:p>43,608918465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odel morphogenesis</text:p>
          </table:table-cell>
          <table:table-cell table:number-columns-repeated="2" office:value-type="string">
            <text:p>morphogenesis model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102.448660046">
            <text:p>102,44866004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spect relevant</text:p>
          </table:table-cell>
          <table:table-cell office:value-type="string">
            <text:p>relevant aspect</text:p>
          </table:table-cell>
          <table:table-cell office:value-type="string">
            <text:p>relevant aspect|&amp;|relevant aspects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54.3926192344">
            <text:p>54,392619234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orphology urban</text:p>
          </table:table-cell>
          <table:table-cell office:value-type="string">
            <text:p>urban morphology</text:p>
          </table:table-cell>
          <table:table-cell office:value-type="string">
            <text:p>urban morphology|&amp;|Urban morphology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11.6491409733">
            <text:p>11,649140973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infrastructure transportation</text:p>
          </table:table-cell>
          <table:table-cell table:number-columns-repeated="2" office:value-type="string">
            <text:p>transportation infrastructure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8.1831736419">
            <text:p>8,1831736419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3" office:value-type="string">
            <text:p>network structure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84.0845886907">
            <text:p>84,084588690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3" office:value-type="string">
            <text:p>complex process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55.6547089647">
            <text:p>55,654708964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20th century</text:p>
          </table:table-cell>
          <table:table-cell office:value-type="string">
            <text:p>20th centuries</text:p>
          </table:table-cell>
          <table:table-cell office:value-type="string">
            <text:p>20th centuries|&amp;|20th century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51.4311006935">
            <text:p>51,431100693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network street</text:p>
          </table:table-cell>
          <table:table-cell office:value-type="string">
            <text:p>street networks</text:p>
          </table:table-cell>
          <table:table-cell office:value-type="string">
            <text:p>street networks|&amp;|street network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8.50901245264">
            <text:p>8,5090124526</text:p>
          </table:table-cell>
          <table:table-cell office:value-type="float" office:value="16.772423695">
            <text:p>16,77242369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3" office:value-type="string">
            <text:p>growth management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4.913724473">
            <text:p>4,91372447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pattern street</text:p>
          </table:table-cell>
          <table:table-cell table:number-columns-repeated="2" office:value-type="string">
            <text:p>street patterns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128.681108084">
            <text:p>128,6811080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network protoplasmic</text:p>
          </table:table-cell>
          <table:table-cell office:value-type="string">
            <text:p>protoplasmic networks</text:p>
          </table:table-cell>
          <table:table-cell office:value-type="string">
            <text:p>protoplasmic networks|&amp;|protoplasmic network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385.290108166">
            <text:p>385,2901081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3" office:value-type="string">
            <text:p>growth modeling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4.913724473">
            <text:p>4,91372447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enter city</text:p>
          </table:table-cell>
          <table:table-cell office:value-type="string">
            <text:p>center of cities</text:p>
          </table:table-cell>
          <table:table-cell office:value-type="string">
            <text:p>center of cities|&amp;|centers of cities</text:p>
          </table:table-cell>
          <table:table-cell office:value-type="float" office:value="3">
            <text:p>3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38.5728350044">
            <text:p>38,572835004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3" office:value-type="string">
            <text:p>fault tolerance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42.5073280489">
            <text:p>42,507328048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3" office:value-type="string">
            <text:p>core district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85.2270734848">
            <text:p>85,22707348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haracteristic economic</text:p>
          </table:table-cell>
          <table:table-cell table:number-columns-repeated="2" office:value-type="string">
            <text:p>economic characteristics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85.0993746878">
            <text:p>85,099374687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facility transportation</text:p>
          </table:table-cell>
          <table:table-cell table:number-columns-repeated="2" office:value-type="string">
            <text:p>transportation facilities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38.5728350044">
            <text:p>38,572835004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odel transportation</text:p>
          </table:table-cell>
          <table:table-cell office:value-type="string">
            <text:p>transportation models</text:p>
          </table:table-cell>
          <table:table-cell office:value-type="string">
            <text:p>transportation models|&amp;|transportation model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79.1303775447">
            <text:p>79,130377544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review state</text:p>
          </table:table-cell>
          <table:table-cell table:number-columns-repeated="2" office:value-type="string">
            <text:p>review of the state</text:p>
          </table:table-cell>
          <table:table-cell office:value-type="float" office:value="4">
            <text:p>4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79.1303775447">
            <text:p>79,130377544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rt model</text:p>
          </table:table-cell>
          <table:table-cell office:value-type="string">
            <text:p>art models</text:p>
          </table:table-cell>
          <table:table-cell office:value-type="string">
            <text:p>art models|&amp;|art of models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79.1303775447">
            <text:p>79,130377544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 office:value-type="string">
            <text:p>long-term simulation</text:p>
          </table:table-cell>
          <table:table-cell office:value-type="string">
            <text:p>long-term simulation|&amp;|long-term simulations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4.913724473">
            <text:p>4,91372447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rea urban</text:p>
          </table:table-cell>
          <table:table-cell table:number-columns-repeated="2" office:value-type="string">
            <text:p>urban areas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385.290108166">
            <text:p>385,2901081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relationship variable</text:p>
          </table:table-cell>
          <table:table-cell office:value-type="string">
            <text:p>relationship among the variables</text:p>
          </table:table-cell>
          <table:table-cell office:value-type="string">
            <text:p>relationship among the variables|&amp;|relationships among variables</text:p>
          </table:table-cell>
          <table:table-cell office:value-type="float" office:value="4">
            <text:p>4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85.0993746878">
            <text:p>85,099374687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3" office:value-type="string">
            <text:p>centrality indices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4.913724473">
            <text:p>4,91372447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modeling network</text:p>
          </table:table-cell>
          <table:table-cell table:number-columns-repeated="2" office:value-type="string">
            <text:p>network modeling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4.913724473">
            <text:p>4,91372447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land lot</text:p>
          </table:table-cell>
          <table:table-cell office:value-type="string">
            <text:p>land lots</text:p>
          </table:table-cell>
          <table:table-cell office:value-type="string">
            <text:p>land lots|&amp;|land lot</text:p>
          </table:table-cell>
          <table:table-cell office:value-type="float" office:value="2">
            <text:p>2</text:p>
          </table:table-cell>
          <table:table-cell office:value-type="float" office:value="3.14727875276">
            <text:p>3,1472787528</text:p>
          </table:table-cell>
          <table:table-cell office:value-type="float" office:value="10.6905398466">
            <text:p>10,6905398466</text:p>
          </table:table-cell>
          <table:table-cell office:value-type="float" office:value="40.3047466374">
            <text:p>40,30474663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</table:table-row>
      </table:table>
      <table:database-ranges>
        <table:database-range table:target-range-address="Feuille1.A1:Feuille1.AMJ104857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3/03/2015</text:date>, <text:time>16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3T16:16:09</dc:date>
    <dc:creator>Juste Raimbault</dc:creator>
    <meta:document-statistic meta:table-count="1" meta:cell-count="660" meta:object-count="0"/>
    <meta:generator>OpenOffice/4.1.1$Unix OpenOffice.org_project/411m6$Build-9775</meta:generator>
  </office:meta>
</office:document-meta>
</file>